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3A6000002B03183DD04EF80A5F8.png" manifest:media-type="image/png"/>
  <manifest:file-entry manifest:full-path="Pictures/100002010000010A000000E167F59D9DD1EB96F6.png" manifest:media-type="image/png"/>
  <manifest:file-entry manifest:full-path="Pictures/100002010000036E0000019E941927FE17F48EE7.png" manifest:media-type="image/png"/>
  <manifest:file-entry manifest:full-path="Pictures/100002010000035C000002A71579D2E8126CB6CA.png" manifest:media-type="image/png"/>
  <manifest:file-entry manifest:full-path="Pictures/10000201000003A6000002BEC9BD184125448A1C.png" manifest:media-type="image/png"/>
  <manifest:file-entry manifest:full-path="Pictures/10000201000004A600000694E93901B2C130BF18.png" manifest:media-type="image/png"/>
  <manifest:file-entry manifest:full-path="Pictures/100002010000004A0000004A585CD6102A91FFB6.png" manifest:media-type="image/png"/>
  <manifest:file-entry manifest:full-path="Pictures/1000020100000373000002AD16AF10C548168A1D.png" manifest:media-type="image/png"/>
  <manifest:file-entry manifest:full-path="Pictures/1000177E000006B8000006B8A1D56379A549B2BD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1.75cm" fo:min-width="1.7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0.75cm" fo:min-width="5.6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6.40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6.4cm"/>
    </style:style>
    <style:style style:name="gr6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0.75cm" fo:min-width="2.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17.2cm"/>
    </style:style>
    <style:style style:name="gr8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marker-end="" draw:textarea-vertical-align="middle"/>
    </style:style>
    <style:style style:name="gr11" style:family="graphic" style:parent-style-name="standard">
      <style:graphic-properties svg:stroke-color="#000000" draw:textarea-vertical-align="middl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3cm, 1.101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69cm" svg:height="37.77cm" svg:x="1.41cm" svg:y="3.1cm">
          <draw:image xlink:href="Pictures/10000201000004A600000694E93901B2C130BF18.png" xlink:type="simple" xlink:show="embed" xlink:actuate="onLoad">
            <text:p/>
          </draw:image>
        </draw:frame>
        <draw:custom-shape draw:style-name="gr2" draw:text-style-name="P3" draw:layer="layout" svg:width="2.2cm" svg:height="2cm" svg:x="3.5cm" svg:y="1cm">
          <text:p text:style-name="P2">0.1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1cm" svg:height="1cm" svg:x="5.701cm" svg:y="1cm">
          <text:p text:style-name="P2">WorkBench used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6.901cm" svg:height="1cm" svg:x="11.8cm" svg:y="1cm">
          <text:p text:style-name="P2"><text:s/>PartDesignNext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819cm" svg:height="1.819cm" svg:x="1.381cm" svg:y="1.1cm">
          <draw:image xlink:href="Pictures/1000177E000006B8000006B8A1D56379A549B2BD.svg" xlink:type="simple" xlink:show="embed" xlink:actuate="onLoad">
            <text:p/>
          </draw:image>
          <draw:image xlink:href="Pictures/100002010000004A0000004A585CD6102A91FFB6.png" xlink:type="simple" xlink:show="embed" xlink:actuate="onLoad"/>
        </draw:frame>
        <draw:custom-shape draw:style-name="gr3" draw:text-style-name="P2" draw:layer="layout" svg:width="6.1cm" svg:height="1cm" svg:x="5.7cm" svg:y="2cm">
          <text:p text:style-name="P2">Difficulty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6.9cm" svg:height="1cm" svg:x="11.8cm" svg:y="2cm">
          <text:p text:style-name="P2"><text:span text:style-name="T1">Beginner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3" draw:layer="layout" svg:width="2.9cm" svg:height="1cm" svg:x="2cm" svg:y="1cm">
          <text:p text:style-name="P2">0.1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1cm" svg:height="1cm" svg:x="4.9cm" svg:y="1cm">
          <text:p text:style-name="P2">WorkBench used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7.7cm" svg:height="1cm" svg:x="11cm" svg:y="1cm">
          <text:p text:style-name="P2">PartDesign Next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1.019cm" svg:height="1.019cm" svg:x="0.981cm" svg:y="1cm">
          <draw:image xlink:href="Pictures/1000177E000006B8000006B8A1D56379A549B2BD.svg" xlink:type="simple" xlink:show="embed" xlink:actuate="onLoad">
            <text:p/>
          </draw:image>
          <draw:image xlink:href="Pictures/100002010000004A0000004A585CD6102A91FFB6.png" xlink:type="simple" xlink:show="embed" xlink:actuate="onLoad"/>
        </draw:frame>
        <draw:frame draw:style-name="gr9" draw:text-style-name="P2" xml:id="id1" draw:id="id1" draw:layer="layout" svg:width="7.184cm" svg:height="5.4cm" svg:x="6.282cm" svg:y="5.7cm">
          <draw:image xlink:href="Pictures/10000201000003A6000002BEC9BD184125448A1C.png" xlink:type="simple" xlink:show="embed" xlink:actuate="onLoad">
            <text:p/>
          </draw:image>
        </draw:frame>
        <draw:connector draw:style-name="gr10" draw:text-style-name="P2" draw:layer="layout" svg:x1="13.466cm" svg:y1="8.4cm" svg:x2="20.166cm" svg:y2="15.036cm" draw:start-shape="id1" draw:start-glue-point="1" draw:end-shape="id2" draw:end-glue-point="3" svg:d="M13466 8400h3350v6636h3350" svg:viewBox="0 0 6701 6637">
          <text:p/>
        </draw:connector>
        <draw:frame draw:style-name="gr9" draw:text-style-name="P2" xml:id="id3" draw:id="id3" draw:layer="layout" svg:width="6.6cm" svg:height="5.119cm" svg:x="6.866cm" svg:y="17.481cm">
          <draw:image xlink:href="Pictures/1000020100000373000002AD16AF10C548168A1D.png" xlink:type="simple" xlink:show="embed" xlink:actuate="onLoad">
            <text:p/>
          </draw:image>
        </draw:frame>
        <draw:connector draw:style-name="gr11" draw:text-style-name="P2" draw:layer="layout" draw:line-skew="-1.083cm" svg:x1="13.466cm" svg:y1="20.04cm" svg:x2="20.1cm" svg:y2="16.358cm" draw:start-shape="id3" draw:end-shape="id4" draw:end-glue-point="3" svg:d="M13466 20040h2234v-3682h4400" svg:viewBox="0 0 6635 3683">
          <text:p/>
        </draw:connector>
        <draw:frame draw:style-name="gr9" draw:text-style-name="P2" xml:id="id5" draw:id="id5" draw:layer="layout" svg:width="7.1cm" svg:height="5.606cm" svg:x="6.366cm" svg:y="31.1cm">
          <draw:image xlink:href="Pictures/100002010000035C000002A71579D2E8126CB6CA.png" xlink:type="simple" xlink:show="embed" xlink:actuate="onLoad">
            <text:p/>
          </draw:image>
        </draw:frame>
        <draw:connector draw:style-name="gr11" draw:text-style-name="P2" draw:layer="layout" draw:line-skew="1.167cm" svg:x1="13.466cm" svg:y1="33.903cm" svg:x2="20.166cm" svg:y2="17.614cm" draw:start-shape="id5" draw:start-glue-point="1" draw:end-shape="id6" draw:end-glue-point="3" svg:d="M13466 33903h4517v-16289h2183" svg:viewBox="0 0 6701 16290">
          <text:p/>
        </draw:connector>
        <draw:frame draw:style-name="gr9" draw:text-style-name="P2" xml:id="id7" draw:id="id7" draw:layer="layout" svg:width="7.466cm" svg:height="3.52cm" svg:x="6cm" svg:y="12.48cm">
          <draw:image xlink:href="Pictures/100002010000036E0000019E941927FE17F48EE7.png" xlink:type="simple" xlink:show="embed" xlink:actuate="onLoad">
            <text:p/>
          </draw:image>
        </draw:frame>
        <draw:g>
          <draw:frame draw:style-name="gr12" draw:text-style-name="P2" draw:layer="layout" svg:width="7.932cm" svg:height="7.8cm" svg:x="20.431cm" svg:y="11.4cm">
            <draw:image xlink:href="Pictures/100002010000010A000000E167F59D9DD1EB96F6.png" xlink:type="simple" xlink:show="embed" xlink:actuate="onLoad">
              <text:p/>
            </draw:image>
          </draw:frame>
          <draw:line draw:style-name="gr13" draw:text-style-name="P1" xml:id="id2" draw:id="id2" draw:layer="layout" svg:x1="20.166cm" svg:y1="15.036cm" svg:x2="22.678cm" svg:y2="15.036cm">
            <text:p/>
          </draw:line>
          <draw:line draw:style-name="gr13" draw:text-style-name="P1" xml:id="id4" draw:id="id4" draw:layer="layout" svg:x1="20.1cm" svg:y1="16.358cm" svg:x2="22.612cm" svg:y2="16.358cm">
            <text:p/>
          </draw:line>
          <draw:line draw:style-name="gr13" draw:text-style-name="P1" xml:id="id6" draw:id="id6" draw:layer="layout" svg:x1="20.166cm" svg:y1="17.614cm" svg:x2="22.678cm" svg:y2="17.614cm">
            <text:p/>
          </draw:line>
        </draw:g>
        <draw:line draw:style-name="gr13" draw:text-style-name="P1" xml:id="id8" draw:id="id8" draw:layer="layout" svg:x1="20.2cm" svg:y1="15.7cm" svg:x2="23.3cm" svg:y2="15.7cm">
          <text:p/>
        </draw:line>
        <draw:line draw:style-name="gr13" draw:text-style-name="P1" xml:id="id10" draw:id="id10" draw:layer="layout" svg:x1="20.2cm" svg:y1="17cm" svg:x2="23.3cm" svg:y2="17cm">
          <text:p/>
        </draw:line>
        <draw:connector draw:style-name="gr10" draw:text-style-name="P2" draw:layer="layout" draw:line-skew="-1.213cm" svg:x1="13.466cm" svg:y1="14.24cm" svg:x2="20.2cm" svg:y2="15.7cm" draw:start-shape="id7" draw:end-shape="id8" draw:end-glue-point="3" svg:d="M13466 14240h2154v1460h4580" svg:viewBox="0 0 6735 1461">
          <text:p/>
        </draw:connector>
        <draw:connector draw:style-name="gr11" draw:text-style-name="P2" draw:layer="layout" svg:x1="13.466cm" svg:y1="27.45cm" svg:x2="20.2cm" svg:y2="17cm" draw:start-shape="id9" draw:end-shape="id10" svg:d="M13466 27450h3367v-10450h3367" svg:viewBox="0 0 6735 10451">
          <text:p/>
        </draw:connector>
        <draw:frame draw:style-name="gr9" draw:text-style-name="P2" xml:id="id9" draw:id="id9" draw:layer="layout" svg:width="6.924cm" svg:height="5.1cm" svg:x="6.542cm" svg:y="24.9cm">
          <draw:image xlink:href="Pictures/10000201000003A6000002B03183DD04EF80A5F8.png" xlink:type="simple" xlink:show="embed" xlink:actuate="onLoad">
            <text:p/>
          </draw:image>
        </draw:frame>
        <draw:frame draw:style-name="gr14" draw:text-style-name="P4" draw:layer="layout" svg:width="5.582cm" svg:height="3.095cm" svg:x="1.3cm" svg:y="18.2cm">
          <draw:text-box>
            <text:p>Pocket based on <text:s/></text:p>
            <text:p>a sketch on </text:p>
            <text:p>the previous </text:p>
            <text:p>shapebinder</text:p>
          </draw:text-box>
        </draw:frame>
        <draw:frame draw:style-name="gr14" draw:text-style-name="P4" draw:layer="layout" svg:width="5.582cm" svg:height="3.095cm" svg:x="0.918cm" svg:y="32.205cm">
          <draw:text-box>
            <text:p>Pocket based on <text:s/></text:p>
            <text:p>a sketch on </text:p>
            <text:p>the previous </text:p>
            <text:p>shapebind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1T13:30:58.856809000</meta:creation-date>
    <dc:date>2017-01-21T16:17:54.707785000</dc:date>
    <meta:editing-duration>PT21M5S</meta:editing-duration>
    <meta:editing-cycles>6</meta:editing-cycles>
    <meta:generator>LibreOffice/5.2.4.2$MacOSX_X86_64 LibreOffice_project/3d5603e1122f0f102b62521720ab13a38a4e0eb0</meta:generator>
    <meta:document-statistic meta:object-count="30"/>
  </office:meta>
</office:document-meta>
</file>